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2b6" officeooo:paragraph-rsid="0006a2b6"/>
    </style:style>
    <style:style style:name="P2" style:family="paragraph" style:parent-style-name="Standard">
      <style:text-properties fo:font-weight="bold" officeooo:rsid="0006a2b6" officeooo:paragraph-rsid="0006a2b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a2b6" officeooo:paragraph-rsid="0006a2b6" style:font-weight-asian="bold" style:font-weight-complex="bold"/>
    </style:style>
    <style:style style:name="P4" style:family="paragraph" style:parent-style-name="Standard">
      <style:text-properties officeooo:rsid="000731e8" officeooo:paragraph-rsid="000731e8"/>
    </style:style>
    <style:style style:name="P5" style:family="paragraph" style:parent-style-name="Standard">
      <style:text-properties officeooo:rsid="0007f0d5" officeooo:paragraph-rsid="0008efef"/>
    </style:style>
    <style:style style:name="P6" style:family="paragraph" style:parent-style-name="Standard">
      <style:text-properties officeooo:rsid="0009cbfc" officeooo:paragraph-rsid="0009cbfc"/>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08efef"/>
    </style:style>
    <style:style style:name="T6" style:family="text">
      <style:text-properties fo:color="#ff0000" fo:font-style="italic" style:text-underline-style="solid" style:text-underline-width="auto" style:text-underline-color="font-color" style:font-style-asian="italic" style:font-style-complex="italic"/>
    </style:style>
    <style:style style:name="T7"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ff00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9" style:family="text">
      <style:text-properties fo:color="#ff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kerfile</text:p>
      <text:p text:style-name="P2"/>
      <text:p text:style-name="P2">Chmod &amp; Chown</text:p>
      <text:p text:style-name="P1"/>
      <text:p text:style-name="P1">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1">Έ<text:span text:style-name="T1">τσι σε κάθε εντολή προσθέτουμε αντίστοιχο chmod/chown κανόνα (στο chown και capability chown).</text:span></text:p>
      <text:p text:style-name="P4">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4">εδώ αφήνω ερωτηματικό, για το που θα πρέπει να αναφέρονται τα permissions στο apparmor, owner/group/others </text:span><text:span text:style-name="T9">???</text:span>) </text:p>
      <text:p text:style-name="P6">Eπιπλέον, αφού θα βάλουμε στο apparmor αυτά τα permissions για συγκεκριμένα paths, θα μπορεί ο χρήστης μέσα από το container να τα αλλάξει με chmod?? Υποθέτω πως οχι.. ~~~~test it~~~~~</text:p>
      <text:p text:style-name="P1"/>
      <text:p text:style-name="P2">Copy, Add, Workdir</text:p>
      <text:p text:style-name="P1"/>
      <text:p text:style-name="P1">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path του container, άρα δεν έχουμε να τους δώσουμε κάποιο συγκεκριμένο permission. Οπότε δεν παίρνουμε πληροφορία τελικά από αυτά.</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8-14T04:43:49.889106938</dc:date>
    <meta:editing-duration>PT1H24M50S</meta:editing-duration>
    <meta:editing-cycles>4</meta:editing-cycles>
    <meta:generator>LibreOffice/5.1.6.2$Linux_X86_64 LibreOffice_project/10m0$Build-2</meta:generator>
    <meta:document-statistic meta:table-count="0" meta:image-count="0" meta:object-count="0" meta:page-count="1" meta:paragraph-count="8" meta:word-count="215" meta:character-count="1358" meta:non-whitespace-character-count="1148"/>
  </office:meta>
</office:document-meta>
</file>